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padding="0.097cm" fo:border-left="0.05pt solid #000000" fo:border-right="none" fo:border-top="0.05pt solid #000000" fo:border-bottom="0.05pt solid #000000"/>
    </style:style>
    <style:style style:name="Auteurs.C1" style:family="table-cell">
      <style:table-cell-properties fo:padding="0.097cm" fo:border="0.05pt solid #000000"/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2.778cm"/>
    </style:style>
    <style:style style:name="Tableau3.D" style:family="table-column">
      <style:table-column-properties style:column-width="6.5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 style:list-style-name="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Heading_20_1" style:list-style-name="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Heading_20_1" style:list-style-name="">
      <style:paragraph-properties fo:text-align="start" style:justify-single-word="false"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/>
      <text:h text:style-name="P7" text:outline-level="1">Auteurs :</text:h>
      <text:p text:style-name="P3"/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8">Auteurs</text:p>
          </table:table-cell>
          <table:table-cell table:style-name="Auteurs.A1" office:value-type="string">
            <text:p text:style-name="P8">Approbateurs</text:p>
          </table:table-cell>
          <table:table-cell table:style-name="Auteurs.C1" office:value-type="string">
            <text:p text:style-name="P8">Validation</text:p>
          </table:table-cell>
        </table:table-row>
        <table:table-row>
          <table:table-cell table:style-name="Auteurs.A2" office:value-type="string">
            <text:p text:style-name="P8"/>
          </table:table-cell>
          <table:table-cell table:style-name="Auteurs.A2" office:value-type="string">
            <text:p text:style-name="P8"/>
          </table:table-cell>
          <table:table-cell table:style-name="Auteurs.C2" office:value-type="string">
            <text:p text:style-name="P8"/>
          </table:table-cell>
        </table:table-row>
      </table:table>
      <text:p text:style-name="P3"/>
      <text:p text:style-name="P3">Diffusion :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Diffusion</text:p>
          </table:table-cell>
          <table:table-cell table:style-name="Tableau1.B1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8"/>
          </table:table-cell>
        </table:table-row>
      </table:table>
      <text:p text:style-name="P3"/>
      <text:p text:style-name="P3">Documents de référence :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8"/>
          </table:table-cell>
          <table:table-cell table:style-name="Tableau2.B2" office:value-type="string">
            <text:p text:style-name="P8"/>
          </table:table-cell>
        </table:table-row>
      </table:table>
      <text:p text:style-name="P3"/>
      <text:p text:style-name="P3">Historique :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8">N° version</text:p>
          </table:table-cell>
          <table:table-cell table:style-name="Tableau3.A1" office:value-type="string">
            <text:p text:style-name="P8">Auteur</text:p>
          </table:table-cell>
          <table:table-cell table:style-name="Tableau3.A1" office:value-type="string">
            <text:p text:style-name="P8">Date</text:p>
          </table:table-cell>
          <table:table-cell table:style-name="Tableau3.D1" office:value-type="string">
            <text:p text:style-name="P8">Historique des évolutions</text:p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D2" office:value-type="string">
            <text:p text:style-name="P8"/>
          </table:table-cell>
        </table:table-row>
      </table:table>
      <text:p text:style-name="P4"/>
      <text:h text:style-name="P6" text:outline-level="1">Planifications prévisionnelle et réell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lanifications prévisionnelle et réelle<text:tab/>V1.0</text:p>
      </style:header>
      <style:footer>
        <text:p text:style-name="MP2">Page :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14:19</meta:creation-date>
    <dc:title>model</dc:title>
    <meta:editing-duration>P0D</meta:editing-duration>
    <meta:editing-cycles>5</meta:editing-cycles>
    <meta:generator>LibreOffice/3.5$Linux_x86 LibreOffice_project/350m1$Build-2</meta:generator>
    <meta:initial-creator>RASOLO Guillaume</meta:initial-creator>
    <dc:date>2013-09-18T17:13:42</dc:date>
    <dc:creator>RASOLO Guillaume</dc:creator>
    <meta:document-statistic meta:table-count="4" meta:image-count="0" meta:object-count="0" meta:page-count="3" meta:paragraph-count="15" meta:word-count="33" meta:character-count="232" meta:non-whitespace-character-count="214"/>
    <meta:template xlink:type="simple" xlink:actuate="onRequest" xlink:title="model" xlink:href="../../.config/libreoffice/3/user/template/model.ott" meta:date="2013-09-18T16:28:07"/>
  </office:meta>
</office:document-meta>
</file>